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5" style:family="table-cell" style:parent-style-name="Default" style:data-style-name="N4">
      <style:table-cell-properties fo:background-color="#33cc66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8" style:family="table-cell" style:parent-style-name="Default" style:data-style-name="N4">
      <style:table-cell-properties fo:background-color="#00ff00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1" style:family="table-cell" style:parent-style-name="Default" style:data-style-name="N4"/>
    <style:style style:name="ce7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98.63" calcext:value-type="float">
            <text:p>98.6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44" calcext:value-type="float">
            <text:p>144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float" office:value="100" calcext:value-type="float">
            <text:p>100.00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bs-lisp-evaluate-bool.adb</text:p>
          </table:table-cell>
          <table:table-cell table:style-name="ce7"/>
          <table:table-cell table:style-name="ce7" table:formula="of:=ROUND([.B3]*[.A3]/100; 0)" office:value-type="float" office:value="121" calcext:value-type="float">
            <text:p>121</text:p>
          </table:table-cell>
          <table:table-cell table:style-name="ce7" table:formula="of:=[.B3]-[.E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.68" calcext:value-type="float">
            <text:p>98.6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9" calcext:value-type="float">
            <text:p>149</text:p>
          </table:table-cell>
          <table:table-cell table:formula="of:=[.B5]-[.E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4.27" calcext:value-type="float">
            <text:p>84.2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09" calcext:value-type="float">
            <text:p>209</text:p>
          </table:table-cell>
          <table:table-cell table:formula="of:=[.B6]-[.E6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87.72" calcext:value-type="float">
            <text:p>87.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50" calcext:value-type="float">
            <text:p>50</text:p>
          </table:table-cell>
          <table:table-cell table:formula="of:=[.B7]-[.E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6.7" calcext:value-type="float">
            <text:p>96.7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8" calcext:value-type="float">
            <text:p>88</text:p>
          </table:table-cell>
          <table:table-cell table:formula="of:=[.B8]-[.E8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9.24" calcext:value-type="float">
            <text:p>89.2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257" calcext:value-type="float">
            <text:p>257</text:p>
          </table:table-cell>
          <table:table-cell table:formula="of:=[.B9]-[.E9]"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60" calcext:value-type="float">
            <text:p>60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bs-lisp-evaluate-misc.adb</text:p>
          </table:table-cell>
          <table:table-cell table:style-name="ce7"/>
          <table:table-cell table:style-name="ce7" table:formula="of:=ROUND([.B12]*[.A12]/100; 0)" office:value-type="float" office:value="56" calcext:value-type="float">
            <text:p>56</text:p>
          </table:table-cell>
          <table:table-cell table:style-name="ce7" table:formula="of:=[.B12]-[.E1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3" calcext:value-type="float">
            <text:p>163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.9" calcext:value-type="float">
            <text:p>97.9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233" calcext:value-type="float">
            <text:p>233</text:p>
          </table:table-cell>
          <table:table-cell table:formula="of:=[.B14]-[.E1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5.65" calcext:value-type="float">
            <text:p>85.6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197" calcext:value-type="float">
            <text:p>197</text:p>
          </table:table-cell>
          <table:table-cell table:formula="of:=[.B15]-[.E15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92.27" calcext:value-type="float">
            <text:p>92.2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91" calcext:value-type="float">
            <text:p>191</text:p>
          </table:table-cell>
          <table:table-cell table:formula="of:=[.B16]-[.E16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94.19" calcext:value-type="float">
            <text:p>94.1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81" calcext:value-type="float">
            <text:p>81</text:p>
          </table:table-cell>
          <table:table-cell table:formula="of:=[.B17]-[.E1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global.ads</text:p>
          </table:table-cell>
          <table:table-cell table:style-name="ce7"/>
          <table:table-cell table:style-name="ce7" table:formula="of:=ROUND([.B18]*[.A18]/100; 0)" office:value-type="float" office:value="3" calcext:value-type="float">
            <text:p>3</text:p>
          </table:table-cell>
          <table:table-cell table:style-name="ce7" table:formula="of:=[.B18]-[.E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.51" calcext:value-type="float">
            <text:p>98.5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9]*[.A19]/100; 0)" office:value-type="float" office:value="66" calcext:value-type="float">
            <text:p>66</text:p>
          </table:table-cell>
          <table:table-cell table:formula="of:=[.B19]-[.E1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bs-lisp-parser-stdio.ads</text:p>
          </table:table-cell>
          <table:table-cell table:style-name="ce7"/>
          <table:table-cell table:style-name="ce7" table:formula="of:=ROUND([.B20]*[.A20]/100; 0)" office:value-type="float" office:value="9" calcext:value-type="float">
            <text:p>9</text:p>
          </table:table-cell>
          <table:table-cell table:style-name="ce7" table:formula="of:=[.B20]-[.E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bbs-lisp-parser-stdio.adb</text:p>
          </table:table-cell>
          <table:table-cell table:style-name="ce7"/>
          <table:table-cell table:style-name="ce7" table:formula="of:=ROUND([.B21]*[.A21]/100; 0)" office:value-type="float" office:value="21" calcext:value-type="float">
            <text:p>21</text:p>
          </table:table-cell>
          <table:table-cell table:style-name="ce7" table:formula="of:=[.B21]-[.E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bs-lisp-parser-string.ads</text:p>
          </table:table-cell>
          <table:table-cell table:style-name="ce7"/>
          <table:table-cell table:style-name="ce7" table:formula="of:=ROUND([.B22]*[.A22]/100; 0)" office:value-type="float" office:value="7" calcext:value-type="float">
            <text:p>7</text:p>
          </table:table-cell>
          <table:table-cell table:style-name="ce7" table:formula="of:=[.B22]-[.E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bs-lisp-parser-string.adb</text:p>
          </table:table-cell>
          <table:table-cell table:style-name="ce7"/>
          <table:table-cell table:style-name="ce7" table:formula="of:=ROUND([.B23]*[.A23]/100; 0)" office:value-type="float" office:value="19" calcext:value-type="float">
            <text:p>19</text:p>
          </table:table-cell>
          <table:table-cell table:style-name="ce7" table:formula="of:=[.B23]-[.E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.71" calcext:value-type="float">
            <text:p>85.7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bbs-lisp-parser.ads</text:p>
          </table:table-cell>
          <table:table-cell table:style-name="ce11"/>
          <table:table-cell table:style-name="ce11" table:formula="of:=ROUND([.B24]*[.A24]/100; 0)" office:value-type="float" office:value="6" calcext:value-type="float">
            <text:p>6</text:p>
          </table:table-cell>
          <table:table-cell table:style-name="ce11" table:formula="of:=[.B24]-[.E2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.03" calcext:value-type="float">
            <text:p>79.03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25]*[.A25]/100; 0)" office:value-type="float" office:value="196" calcext:value-type="float">
            <text:p>196</text:p>
          </table:table-cell>
          <table:table-cell table:formula="of:=[.B25]-[.E25]"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6]*[.A26]/100; 0)" office:value-type="float" office:value="3" calcext:value-type="float">
            <text:p>3</text:p>
          </table:table-cell>
          <table:table-cell table:style-name="ce7"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.57" calcext:value-type="float">
            <text:p>78.5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7]*[.A27]/100; 0)" office:value-type="float" office:value="99" calcext:value-type="float">
            <text:p>99</text:p>
          </table:table-cell>
          <table:table-cell table:formula="of:=[.B27]-[.E27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92.56" calcext:value-type="float">
            <text:p>92.56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8]*[.A28]/100; 0)" office:value-type="float" office:value="373" calcext:value-type="float">
            <text:p>373</text:p>
          </table:table-cell>
          <table:table-cell table:formula="of:=[.B28]-[.E2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ymbols.ads</text:p>
          </table:table-cell>
          <table:table-cell table:style-name="ce7"/>
          <table:table-cell table:style-name="ce7" table:formula="of:=ROUND([.B29]*[.A29]/100; 0)" office:value-type="float" office:value="3" calcext:value-type="float">
            <text:p>3</text:p>
          </table:table-cell>
          <table:table-cell table:style-name="ce7" table:formula="of:=[.B29]-[.E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bs-lisp-symbols.adb</text:p>
          </table:table-cell>
          <table:table-cell table:style-name="ce7"/>
          <table:table-cell table:style-name="ce7" table:formula="of:=ROUND([.B30]*[.A30]/100; 0)" office:value-type="float" office:value="25" calcext:value-type="float">
            <text:p>25</text:p>
          </table:table-cell>
          <table:table-cell table:style-name="ce7" table:formula="of:=[.B30]-[.E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.33" calcext:value-type="float">
            <text:p>83.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31]*[.A31]/100; 0)" office:value-type="float" office:value="70" calcext:value-type="float">
            <text:p>70</text:p>
          </table:table-cell>
          <table:table-cell table:formula="of:=[.B31]-[.E31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32]*[.A32]/100; 0)" office:value-type="float" office:value="3" calcext:value-type="float">
            <text:p>3</text:p>
          </table:table-cell>
          <table:table-cell table:style-name="ce7" table:formula="of:=[.B32]-[.E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.87" calcext:value-type="float">
            <text:p>85.87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33]*[.A33]/100; 0)" office:value-type="float" office:value="383" calcext:value-type="float">
            <text:p>383</text:p>
          </table:table-cell>
          <table:table-cell table:formula="of:=[.B33]-[.E33]"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34]*[.A34]/100; 0)" office:value-type="float" office:value="6" calcext:value-type="float">
            <text:p>6</text:p>
          </table:table-cell>
          <table:table-cell table:style-name="ce7" table:formula="of:=[.B34]-[.E3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35]*[.A35]/100; 0)" office:value-type="float" office:value="3" calcext:value-type="float">
            <text:p>3</text:p>
          </table:table-cell>
          <table:table-cell table:style-name="ce7" table:formula="of:=[.B35]-[.E3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table:formula="of:=ROUND([.E37]*100/[.B37]; 2)" office:value-type="float" office:value="90.98" calcext:value-type="float">
            <text:p>90.98</text:p>
          </table:table-cell>
          <table:table-cell table:formula="of:=SUM([.B2:.B35])" office:value-type="float" office:value="3870" calcext:value-type="float">
            <text:p>3870</text:p>
          </table:table-cell>
          <table:table-cell office:value-type="string" calcext:value-type="string">
            <text:p>Overall</text:p>
          </table:table-cell>
          <table:table-cell/>
          <table:table-cell table:formula="of:=SUM([.E2:.E35])" office:value-type="float" office:value="3521" calcext:value-type="float">
            <text:p>3521</text:p>
          </table:table-cell>
          <table:table-cell table:formula="of:=[.B37]-[.E37]" office:value-type="float" office:value="349" calcext:value-type="float">
            <text:p>349</text:p>
          </table:table-cell>
          <table:table-cell/>
        </table:table-row>
        <table:table-row table:style-name="ro1" table:number-rows-repeated="19">
          <table:table-cell table:style-name="ce1"/>
          <table:table-cell table:number-columns-repeated="6"/>
        </table:table-row>
        <table:table-row table:style-name="ro1">
          <table:table-cell table:style-name="ce1"/>
          <table:table-cell table:number-columns-repeated="6"/>
        </table:table-row>
        <calcext:conditional-formats>
          <calcext:conditional-format calcext:target-range-address="Sheet1.A2:Sheet1.A35">
            <calcext:condition calcext:apply-style-name="Done" calcext:value="=100" calcext:base-cell-address="Sheet1.A2"/>
            <calcext:condition calcext:apply-style-name="Good" calcext:value="between(95,100)" calcext:base-cell-address="Sheet1.A2"/>
            <calcext:condition calcext:apply-style-name="Caution" calcext:value="between(85,95)" calcext:base-cell-address="Sheet1.A2"/>
            <calcext:condition calcext:apply-style-name="Default" calcext:value="between(75,85)" calcext:base-cell-address="Sheet1.A2"/>
            <calcext:condition calcext:apply-style-name="Error" calcext:value="&lt;75" calcext:base-cell-address="Sheet1.A2"/>
            <calcext:condition calcext:apply-style-name="Accent" calcext:value="=0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Done" style:family="table-cell" style:parent-style-name="Default">
      <style:table-cell-properties fo:background-color="#00ff00"/>
    </style:style>
    <style:style style:name="Caution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 style:data-style-name="N2" text:time-value="08:30:22.544805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7-16T09:48:47.632923230</dc:date>
    <meta:editing-duration>P6DT9H28M15S</meta:editing-duration>
    <meta:editing-cycles>55</meta:editing-cycles>
    <meta:generator>LibreOffice/6.4.6.2$MacOSX_X86_64 LibreOffice_project/0ce51a4fd21bff07a5c061082cc82c5ed232f115</meta:generator>
    <dc:creator>Brent Seidel</dc:creator>
    <meta:document-statistic meta:table-count="1" meta:cell-count="181" meta:object-count="0"/>
  </office:meta>
</office:document-meta>
</file>